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7.093cm" svg:height="12.909cm" svg:x="2.919cm" svg:y="15.964cm">
            <draw:object draw:notify-on-update-of-ranges="Лист1.B5:Лист1.O5 Лист1.B12:Лист1.O12 Лист1.A8:Лист1.A8 Лист1.B10:Лист1.O10 Лист1.B12:Лист1.O12 Лист1.A5:Лист1.A5 Лист1.B7:Лист1.O7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.12" calcext:value-type="float">
            <text:p>10,12</text:p>
          </table:table-cell>
          <table:table-cell office:value-type="float" office:value="7.91" calcext:value-type="float">
            <text:p>7,91</text:p>
          </table:table-cell>
          <table:table-cell office:value-type="float" office:value="8.653333" calcext:value-type="float">
            <text:p>8,653333</text:p>
          </table:table-cell>
          <table:table-cell office:value-type="float" office:value="7.945" calcext:value-type="float">
            <text:p>7,945</text:p>
          </table:table-cell>
          <table:table-cell office:value-type="float" office:value="9.022" calcext:value-type="float">
            <text:p>9,022</text:p>
          </table:table-cell>
          <table:table-cell office:value-type="float" office:value="9.143333" calcext:value-type="float">
            <text:p>9,143333</text:p>
          </table:table-cell>
          <table:table-cell office:value-type="float" office:value="8.928571" calcext:value-type="float">
            <text:p>8,928571</text:p>
          </table:table-cell>
          <table:table-cell office:value-type="float" office:value="10.38125" calcext:value-type="float">
            <text:p>10,38125</text:p>
          </table:table-cell>
          <table:table-cell office:value-type="float" office:value="10.571111" calcext:value-type="float">
            <text:p>10,571111</text:p>
          </table:table-cell>
          <table:table-cell office:value-type="float" office:value="8.175" calcext:value-type="float">
            <text:p>8,175</text:p>
          </table:table-cell>
          <table:table-cell office:value-type="float" office:value="13.860909" calcext:value-type="float">
            <text:p>13,860909</text:p>
          </table:table-cell>
          <table:table-cell office:value-type="float" office:value="12.559167" calcext:value-type="float">
            <text:p>12,559167</text:p>
          </table:table-cell>
          <table:table-cell office:value-type="float" office:value="11.083846" calcext:value-type="float">
            <text:p>11,083846</text:p>
          </table:table-cell>
          <table:table-cell office:value-type="float" office:value="11.898571" calcext:value-type="float">
            <text:p>11,898571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.34" calcext:value-type="float">
            <text:p>5,34</text:p>
          </table:table-cell>
          <table:table-cell office:value-type="float" office:value="4.8" calcext:value-type="float">
            <text:p>4,8</text:p>
          </table:table-cell>
          <table:table-cell office:value-type="float" office:value="5.396667" calcext:value-type="float">
            <text:p>5,396667</text:p>
          </table:table-cell>
          <table:table-cell office:value-type="float" office:value="4.68" calcext:value-type="float">
            <text:p>4,68</text:p>
          </table:table-cell>
          <table:table-cell office:value-type="float" office:value="4.882" calcext:value-type="float">
            <text:p>4,882</text:p>
          </table:table-cell>
          <table:table-cell office:value-type="float" office:value="4.691667" calcext:value-type="float">
            <text:p>4,691667</text:p>
          </table:table-cell>
          <table:table-cell office:value-type="float" office:value="4.748571" calcext:value-type="float">
            <text:p>4,748571</text:p>
          </table:table-cell>
          <table:table-cell office:value-type="float" office:value="4.7875" calcext:value-type="float">
            <text:p>4,7875</text:p>
          </table:table-cell>
          <table:table-cell office:value-type="float" office:value="4.706667" calcext:value-type="float">
            <text:p>4,706667</text:p>
          </table:table-cell>
          <table:table-cell office:value-type="float" office:value="4.711" calcext:value-type="float">
            <text:p>4,711</text:p>
          </table:table-cell>
          <table:table-cell office:value-type="float" office:value="4.580909" calcext:value-type="float">
            <text:p>4,580909</text:p>
          </table:table-cell>
          <table:table-cell office:value-type="float" office:value="4.554167" calcext:value-type="float">
            <text:p>4,554167</text:p>
          </table:table-cell>
          <table:table-cell office:value-type="float" office:value="10.573077" calcext:value-type="float">
            <text:p>10,573077</text:p>
          </table:table-cell>
          <table:table-cell office:value-type="float" office:value="17.676429" calcext:value-type="float">
            <text:p>17,676429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7.18" calcext:value-type="float">
            <text:p>7,18</text:p>
          </table:table-cell>
          <table:table-cell office:value-type="float" office:value="8.76" calcext:value-type="float">
            <text:p>8,76</text:p>
          </table:table-cell>
          <table:table-cell office:value-type="float" office:value="11.486667" calcext:value-type="float">
            <text:p>11,486667</text:p>
          </table:table-cell>
          <table:table-cell office:value-type="float" office:value="11.6925" calcext:value-type="float">
            <text:p>11,6925</text:p>
          </table:table-cell>
          <table:table-cell office:value-type="float" office:value="8.914" calcext:value-type="float">
            <text:p>8,914</text:p>
          </table:table-cell>
          <table:table-cell office:value-type="float" office:value="10.746667" calcext:value-type="float">
            <text:p>10,746667</text:p>
          </table:table-cell>
          <table:table-cell office:value-type="float" office:value="12.618571" calcext:value-type="float">
            <text:p>12,618571</text:p>
          </table:table-cell>
          <table:table-cell office:value-type="float" office:value="10.45" calcext:value-type="float">
            <text:p>10,45</text:p>
          </table:table-cell>
          <table:table-cell office:value-type="float" office:value="10.675556" calcext:value-type="float">
            <text:p>10,675556</text:p>
          </table:table-cell>
          <table:table-cell office:value-type="float" office:value="12.004" calcext:value-type="float">
            <text:p>12,004</text:p>
          </table:table-cell>
          <table:table-cell office:value-type="float" office:value="30.828182" calcext:value-type="float">
            <text:p>30,828182</text:p>
          </table:table-cell>
          <table:table-cell office:value-type="float" office:value="32.003333" calcext:value-type="float">
            <text:p>32,003333</text:p>
          </table:table-cell>
          <table:table-cell office:value-type="float" office:value="36.109231" calcext:value-type="float">
            <text:p>36,109231</text:p>
          </table:table-cell>
          <table:table-cell office:value-type="float" office:value="28.977857" calcext:value-type="float">
            <text:p>28,977857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.39" calcext:value-type="float">
            <text:p>8,39</text:p>
          </table:table-cell>
          <table:table-cell office:value-type="float" office:value="8.735" calcext:value-type="float">
            <text:p>8,735</text:p>
          </table:table-cell>
          <table:table-cell office:value-type="float" office:value="8.246667" calcext:value-type="float">
            <text:p>8,246667</text:p>
          </table:table-cell>
          <table:table-cell office:value-type="float" office:value="8.9525" calcext:value-type="float">
            <text:p>8,9525</text:p>
          </table:table-cell>
          <table:table-cell office:value-type="float" office:value="8.594" calcext:value-type="float">
            <text:p>8,594</text:p>
          </table:table-cell>
          <table:table-cell office:value-type="float" office:value="8.293333" calcext:value-type="float">
            <text:p>8,293333</text:p>
          </table:table-cell>
          <table:table-cell office:value-type="float" office:value="8.117143" calcext:value-type="float">
            <text:p>8,117143</text:p>
          </table:table-cell>
          <table:table-cell office:value-type="float" office:value="8.40625" calcext:value-type="float">
            <text:p>8,40625</text:p>
          </table:table-cell>
          <table:table-cell office:value-type="float" office:value="9.013333" calcext:value-type="float">
            <text:p>9,013333</text:p>
          </table:table-cell>
          <table:table-cell office:value-type="float" office:value="8.402" calcext:value-type="float">
            <text:p>8,402</text:p>
          </table:table-cell>
          <table:table-cell office:value-type="float" office:value="8.135455" calcext:value-type="float">
            <text:p>8,135455</text:p>
          </table:table-cell>
          <table:table-cell office:value-type="float" office:value="8.114167" calcext:value-type="float">
            <text:p>8,114167</text:p>
          </table:table-cell>
          <table:table-cell office:value-type="float" office:value="8.197692" calcext:value-type="float">
            <text:p>8,197692</text:p>
          </table:table-cell>
          <table:table-cell office:value-type="float" office:value="8.414286" calcext:value-type="float">
            <text:p>8,414286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9.23" calcext:value-type="float">
            <text:p>9,23</text:p>
          </table:table-cell>
          <table:table-cell office:value-type="float" office:value="10.04" calcext:value-type="float">
            <text:p>10,04</text:p>
          </table:table-cell>
          <table:table-cell office:value-type="float" office:value="12.526667" calcext:value-type="float">
            <text:p>12,526667</text:p>
          </table:table-cell>
          <table:table-cell office:value-type="float" office:value="12.31" calcext:value-type="float">
            <text:p>12,31</text:p>
          </table:table-cell>
          <table:table-cell office:value-type="float" office:value="13.096" calcext:value-type="float">
            <text:p>13,096</text:p>
          </table:table-cell>
          <table:table-cell office:value-type="float" office:value="14.441667" calcext:value-type="float">
            <text:p>14,441667</text:p>
          </table:table-cell>
          <table:table-cell office:value-type="float" office:value="17.088571" calcext:value-type="float">
            <text:p>17,088571</text:p>
          </table:table-cell>
          <table:table-cell office:value-type="float" office:value="18.4" calcext:value-type="float">
            <text:p>18,4</text:p>
          </table:table-cell>
          <table:table-cell office:value-type="float" office:value="18.67" calcext:value-type="float">
            <text:p>18,67</text:p>
          </table:table-cell>
          <table:table-cell office:value-type="float" office:value="21.587" calcext:value-type="float">
            <text:p>21,587</text:p>
          </table:table-cell>
          <table:table-cell office:value-type="float" office:value="20.084545" calcext:value-type="float">
            <text:p>20,084545</text:p>
          </table:table-cell>
          <table:table-cell office:value-type="float" office:value="20.935" calcext:value-type="float">
            <text:p>20,935</text:p>
          </table:table-cell>
          <table:table-cell office:value-type="float" office:value="23.624615" calcext:value-type="float">
            <text:p>23,624615</text:p>
          </table:table-cell>
          <table:table-cell office:value-type="float" office:value="24.150714" calcext:value-type="float">
            <text:p>24,150714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.49" calcext:value-type="float">
            <text:p>10,49</text:p>
          </table:table-cell>
          <table:table-cell office:value-type="float" office:value="10.42" calcext:value-type="float">
            <text:p>10,42</text:p>
          </table:table-cell>
          <table:table-cell office:value-type="float" office:value="10.593333" calcext:value-type="float">
            <text:p>10,593333</text:p>
          </table:table-cell>
          <table:table-cell office:value-type="float" office:value="10.8925" calcext:value-type="float">
            <text:p>10,8925</text:p>
          </table:table-cell>
          <table:table-cell office:value-type="float" office:value="10.976" calcext:value-type="float">
            <text:p>10,976</text:p>
          </table:table-cell>
          <table:table-cell office:value-type="float" office:value="11.216667" calcext:value-type="float">
            <text:p>11,216667</text:p>
          </table:table-cell>
          <table:table-cell office:value-type="float" office:value="11.295714" calcext:value-type="float">
            <text:p>11,295714</text:p>
          </table:table-cell>
          <table:table-cell office:value-type="float" office:value="11.41125" calcext:value-type="float">
            <text:p>11,41125</text:p>
          </table:table-cell>
          <table:table-cell office:value-type="float" office:value="11.707778" calcext:value-type="float">
            <text:p>11,707778</text:p>
          </table:table-cell>
          <table:table-cell office:value-type="float" office:value="11.515" calcext:value-type="float">
            <text:p>11,515</text:p>
          </table:table-cell>
          <table:table-cell office:value-type="float" office:value="11.736364" calcext:value-type="float">
            <text:p>11,736364</text:p>
          </table:table-cell>
          <table:table-cell office:value-type="float" office:value="11.806667" calcext:value-type="float">
            <text:p>11,806667</text:p>
          </table:table-cell>
          <table:table-cell office:value-type="float" office:value="13.75" calcext:value-type="float">
            <text:p>13,75</text:p>
          </table:table-cell>
          <table:table-cell office:value-type="float" office:value="16.499286" calcext:value-type="float">
            <text:p>16,499286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29" calcext:value-type="float">
            <text:p>0,29</text:p>
          </table:table-cell>
          <table:table-cell office:value-type="float" office:value="0.685" calcext:value-type="float">
            <text:p>0,685</text:p>
          </table:table-cell>
          <table:table-cell office:value-type="float" office:value="1.523333" calcext:value-type="float">
            <text:p>1,523333</text:p>
          </table:table-cell>
          <table:table-cell office:value-type="float" office:value="3.15" calcext:value-type="float">
            <text:p>3,15</text:p>
          </table:table-cell>
          <table:table-cell office:value-type="float" office:value="2.28" calcext:value-type="float">
            <text:p>2,28</text:p>
          </table:table-cell>
          <table:table-cell office:value-type="float" office:value="2.29" calcext:value-type="float">
            <text:p>2,29</text:p>
          </table:table-cell>
          <table:table-cell office:value-type="float" office:value="2.001429" calcext:value-type="float">
            <text:p>2,001429</text:p>
          </table:table-cell>
          <table:table-cell office:value-type="float" office:value="3.22375" calcext:value-type="float">
            <text:p>3,22375</text:p>
          </table:table-cell>
          <table:table-cell office:value-type="float" office:value="3.08" calcext:value-type="float">
            <text:p>3,08</text:p>
          </table:table-cell>
          <table:table-cell office:value-type="float" office:value="4.708" calcext:value-type="float">
            <text:p>4,708</text:p>
          </table:table-cell>
          <table:table-cell office:value-type="float" office:value="5.649091" calcext:value-type="float">
            <text:p>5,649091</text:p>
          </table:table-cell>
          <table:table-cell office:value-type="float" office:value="3.6" calcext:value-type="float">
            <text:p>3,6</text:p>
          </table:table-cell>
          <table:table-cell office:value-type="float" office:value="2.296154" calcext:value-type="float">
            <text:p>2,296154</text:p>
          </table:table-cell>
          <table:table-cell office:value-type="float" office:value="2.215" calcext:value-type="float">
            <text:p>2,21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.78" calcext:value-type="float">
            <text:p>8,78</text:p>
          </table:table-cell>
          <table:table-cell office:value-type="float" office:value="10.28" calcext:value-type="float">
            <text:p>10,28</text:p>
          </table:table-cell>
          <table:table-cell office:value-type="float" office:value="10.343333" calcext:value-type="float">
            <text:p>10,343333</text:p>
          </table:table-cell>
          <table:table-cell office:value-type="float" office:value="10.1" calcext:value-type="float">
            <text:p>10,1</text:p>
          </table:table-cell>
          <table:table-cell office:value-type="float" office:value="9.828" calcext:value-type="float">
            <text:p>9,828</text:p>
          </table:table-cell>
          <table:table-cell office:value-type="float" office:value="9.977193" calcext:value-type="float">
            <text:p>9,977193</text:p>
          </table:table-cell>
          <table:table-cell office:value-type="float" office:value="9.739398" calcext:value-type="float">
            <text:p>9,739398</text:p>
          </table:table-cell>
          <table:table-cell office:value-type="float" office:value="10.23125" calcext:value-type="float">
            <text:p>10,23125</text:p>
          </table:table-cell>
          <table:table-cell office:value-type="float" office:value="9.873684" calcext:value-type="float">
            <text:p>9,873684</text:p>
          </table:table-cell>
          <table:table-cell office:value-type="float" office:value="10.302" calcext:value-type="float">
            <text:p>10,302</text:p>
          </table:table-cell>
          <table:table-cell office:value-type="float" office:value="10.033036" calcext:value-type="float">
            <text:p>10,033036</text:p>
          </table:table-cell>
          <table:table-cell office:value-type="float" office:value="13.512963" calcext:value-type="float">
            <text:p>13,512963</text:p>
          </table:table-cell>
          <table:table-cell office:value-type="float" office:value="14.003981" calcext:value-type="float">
            <text:p>14,003981</text:p>
          </table:table-cell>
          <table:table-cell office:value-type="float" office:value="14.167895" calcext:value-type="float">
            <text:p>14,167895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.02" calcext:value-type="float">
            <text:p>10,02</text:p>
          </table:table-cell>
          <table:table-cell office:value-type="float" office:value="10.555" calcext:value-type="float">
            <text:p>10,555</text:p>
          </table:table-cell>
          <table:table-cell office:value-type="float" office:value="10.376667" calcext:value-type="float">
            <text:p>10,376667</text:p>
          </table:table-cell>
          <table:table-cell office:value-type="float" office:value="10.52" calcext:value-type="float">
            <text:p>10,52</text:p>
          </table:table-cell>
          <table:table-cell office:value-type="float" office:value="10.348" calcext:value-type="float">
            <text:p>10,348</text:p>
          </table:table-cell>
          <table:table-cell office:value-type="float" office:value="10.32693" calcext:value-type="float">
            <text:p>10,32693</text:p>
          </table:table-cell>
          <table:table-cell office:value-type="float" office:value="10.727669" calcext:value-type="float">
            <text:p>10,727669</text:p>
          </table:table-cell>
          <table:table-cell office:value-type="float" office:value="10.346776" calcext:value-type="float">
            <text:p>10,346776</text:p>
          </table:table-cell>
          <table:table-cell office:value-type="float" office:value="10.554795" calcext:value-type="float">
            <text:p>10,554795</text:p>
          </table:table-cell>
          <table:table-cell office:value-type="float" office:value="10.498926" calcext:value-type="float">
            <text:p>10,498926</text:p>
          </table:table-cell>
          <table:table-cell office:value-type="float" office:value="10.55068" calcext:value-type="float">
            <text:p>10,55068</text:p>
          </table:table-cell>
          <table:table-cell office:value-type="float" office:value="10.500463" calcext:value-type="float">
            <text:p>10,500463</text:p>
          </table:table-cell>
          <table:table-cell office:value-type="float" office:value="10.700184" calcext:value-type="float">
            <text:p>10,700184</text:p>
          </table:table-cell>
          <table:table-cell office:value-type="float" office:value="10.634302" calcext:value-type="float">
            <text:p>10,634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3:45:23.21638521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3:48:24.067336994</dc:date>
    <meta:editing-duration>PT11H24M58S</meta:editing-duration>
    <meta:editing-cycles>4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94cm" svg:height="12.91cm" xlink:href=".." xlink:type="simple" chart:class="chart:scatter" chart:style-name="ch1">
        <chart:title svg:x="10.368cm" svg:y="0.394cm" chart:style-name="ch2">
          <text:p>change_M_metric_query_count</text:p>
        </chart:title>
        <chart:legend chart:legend-position="end" svg:x="19.003cm" svg:y="4.164cm" style:legend-expansion="high" chart:style-name="ch3"/>
        <chart:plot-area chart:style-name="ch4" table:cell-range-address="Лист1.A5:Лист1.O5 Лист1.B12:Лист1.O13 Лист1.A8:Лист1.A8 Лист1.B10:Лист1.O10 Лист1.B7:Лист1.O7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541cm" svg:y="1.457cm" svg:width="17.921cm" svg:height="11.195cm">
          <chartooo:coordinate-region svg:x="1.162cm" svg:y="1.656cm" svg:width="17.113cm" svg:height="10.349cm"/>
          <chart:axis chart:dimension="x" chart:name="primary-x" chart:style-name="ch5" chartooo:axis-type="auto">
            <chart:categories table:cell-range-address="Лист1.B5:Лист1.O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0:Лист1.O10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7:Лист1.O7" chart:label-cell-address="Лист1.A5:Лист1.A5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5.34">
                <text:p>5.34</text:p>
                <draw:g>
                  <svg:desc>Лист1.B10:Лист1.O10</svg:desc>
                </draw:g>
              </table:table-cell>
              <table:table-cell office:value-type="float" office:value="4.8">
                <text:p>4.8</text:p>
              </table:table-cell>
              <table:table-cell office:value-type="float" office:value="5.396667">
                <text:p>5.396667</text:p>
              </table:table-cell>
              <table:table-cell office:value-type="float" office:value="4.68">
                <text:p>4.68</text:p>
              </table:table-cell>
              <table:table-cell office:value-type="float" office:value="4.882">
                <text:p>4.882</text:p>
              </table:table-cell>
              <table:table-cell office:value-type="float" office:value="4.691667">
                <text:p>4.691667</text:p>
              </table:table-cell>
              <table:table-cell office:value-type="float" office:value="4.748571">
                <text:p>4.748571</text:p>
              </table:table-cell>
              <table:table-cell office:value-type="float" office:value="4.7875">
                <text:p>4.7875</text:p>
              </table:table-cell>
              <table:table-cell office:value-type="float" office:value="4.706667">
                <text:p>4.706667</text:p>
              </table:table-cell>
              <table:table-cell office:value-type="float" office:value="4.711">
                <text:p>4.711</text:p>
              </table:table-cell>
              <table:table-cell office:value-type="float" office:value="4.580909">
                <text:p>4.580909</text:p>
              </table:table-cell>
              <table:table-cell office:value-type="float" office:value="4.554167">
                <text:p>4.554167</text:p>
              </table:table-cell>
              <table:table-cell office:value-type="float" office:value="10.573077">
                <text:p>10.573077</text:p>
              </table:table-cell>
              <table:table-cell office:value-type="float" office:value="17.676429">
                <text:p>17.676429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10.12">
                <text:p>10.12</text:p>
                <draw:g>
                  <svg:desc>Лист1.B7:Лист1.O7</svg:desc>
                </draw:g>
              </table:table-cell>
              <table:table-cell office:value-type="float" office:value="7.91">
                <text:p>7.91</text:p>
              </table:table-cell>
              <table:table-cell office:value-type="float" office:value="8.653333">
                <text:p>8.653333</text:p>
              </table:table-cell>
              <table:table-cell office:value-type="float" office:value="7.945">
                <text:p>7.945</text:p>
              </table:table-cell>
              <table:table-cell office:value-type="float" office:value="9.022">
                <text:p>9.022</text:p>
              </table:table-cell>
              <table:table-cell office:value-type="float" office:value="9.143333">
                <text:p>9.143333</text:p>
              </table:table-cell>
              <table:table-cell office:value-type="float" office:value="8.928571">
                <text:p>8.928571</text:p>
              </table:table-cell>
              <table:table-cell office:value-type="float" office:value="10.38125">
                <text:p>10.38125</text:p>
              </table:table-cell>
              <table:table-cell office:value-type="float" office:value="10.571111">
                <text:p>10.571111</text:p>
              </table:table-cell>
              <table:table-cell office:value-type="float" office:value="8.175">
                <text:p>8.175</text:p>
              </table:table-cell>
              <table:table-cell office:value-type="float" office:value="13.860909">
                <text:p>13.860909</text:p>
              </table:table-cell>
              <table:table-cell office:value-type="float" office:value="12.559167">
                <text:p>12.559167</text:p>
              </table:table-cell>
              <table:table-cell office:value-type="float" office:value="11.083846">
                <text:p>11.083846</text:p>
              </table:table-cell>
              <table:table-cell office:value-type="float" office:value="11.898571">
                <text:p>11.898571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7.18">
                <text:p>7.18</text:p>
                <draw:g>
                  <svg:desc>Лист1.B13:Лист1.O13</svg:desc>
                </draw:g>
              </table:table-cell>
              <table:table-cell office:value-type="float" office:value="8.76">
                <text:p>8.76</text:p>
              </table:table-cell>
              <table:table-cell office:value-type="float" office:value="11.486667">
                <text:p>11.486667</text:p>
              </table:table-cell>
              <table:table-cell office:value-type="float" office:value="11.6925">
                <text:p>11.6925</text:p>
              </table:table-cell>
              <table:table-cell office:value-type="float" office:value="8.914">
                <text:p>8.914</text:p>
              </table:table-cell>
              <table:table-cell office:value-type="float" office:value="10.746667">
                <text:p>10.746667</text:p>
              </table:table-cell>
              <table:table-cell office:value-type="float" office:value="12.618571">
                <text:p>12.618571</text:p>
              </table:table-cell>
              <table:table-cell office:value-type="float" office:value="10.45">
                <text:p>10.45</text:p>
              </table:table-cell>
              <table:table-cell office:value-type="float" office:value="10.675556">
                <text:p>10.675556</text:p>
              </table:table-cell>
              <table:table-cell office:value-type="float" office:value="12.004">
                <text:p>12.004</text:p>
              </table:table-cell>
              <table:table-cell office:value-type="float" office:value="30.828182">
                <text:p>30.828182</text:p>
              </table:table-cell>
              <table:table-cell office:value-type="float" office:value="32.003333">
                <text:p>32.003333</text:p>
              </table:table-cell>
              <table:table-cell office:value-type="float" office:value="36.109231">
                <text:p>36.109231</text:p>
              </table:table-cell>
              <table:table-cell office:value-type="float" office:value="28.977857">
                <text:p>28.977857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8.39">
                <text:p>8.39</text:p>
                <draw:g>
                  <svg:desc>Лист1.B16:Лист1.O16</svg:desc>
                </draw:g>
              </table:table-cell>
              <table:table-cell office:value-type="float" office:value="8.735">
                <text:p>8.735</text:p>
              </table:table-cell>
              <table:table-cell office:value-type="float" office:value="8.246667">
                <text:p>8.246667</text:p>
              </table:table-cell>
              <table:table-cell office:value-type="float" office:value="8.9525">
                <text:p>8.9525</text:p>
              </table:table-cell>
              <table:table-cell office:value-type="float" office:value="8.594">
                <text:p>8.594</text:p>
              </table:table-cell>
              <table:table-cell office:value-type="float" office:value="8.293333">
                <text:p>8.293333</text:p>
              </table:table-cell>
              <table:table-cell office:value-type="float" office:value="8.117143">
                <text:p>8.117143</text:p>
              </table:table-cell>
              <table:table-cell office:value-type="float" office:value="8.40625">
                <text:p>8.40625</text:p>
              </table:table-cell>
              <table:table-cell office:value-type="float" office:value="9.013333">
                <text:p>9.013333</text:p>
              </table:table-cell>
              <table:table-cell office:value-type="float" office:value="8.402">
                <text:p>8.402</text:p>
              </table:table-cell>
              <table:table-cell office:value-type="float" office:value="8.135455">
                <text:p>8.135455</text:p>
              </table:table-cell>
              <table:table-cell office:value-type="float" office:value="8.114167">
                <text:p>8.114167</text:p>
              </table:table-cell>
              <table:table-cell office:value-type="float" office:value="8.197692">
                <text:p>8.197692</text:p>
              </table:table-cell>
              <table:table-cell office:value-type="float" office:value="8.414286">
                <text:p>8.414286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9.23">
                <text:p>9.23</text:p>
                <draw:g>
                  <svg:desc>Лист1.B19:Лист1.O19</svg:desc>
                </draw:g>
              </table:table-cell>
              <table:table-cell office:value-type="float" office:value="10.04">
                <text:p>10.04</text:p>
              </table:table-cell>
              <table:table-cell office:value-type="float" office:value="12.526667">
                <text:p>12.526667</text:p>
              </table:table-cell>
              <table:table-cell office:value-type="float" office:value="12.31">
                <text:p>12.31</text:p>
              </table:table-cell>
              <table:table-cell office:value-type="float" office:value="13.096">
                <text:p>13.096</text:p>
              </table:table-cell>
              <table:table-cell office:value-type="float" office:value="14.441667">
                <text:p>14.441667</text:p>
              </table:table-cell>
              <table:table-cell office:value-type="float" office:value="17.088571">
                <text:p>17.088571</text:p>
              </table:table-cell>
              <table:table-cell office:value-type="float" office:value="18.4">
                <text:p>18.4</text:p>
              </table:table-cell>
              <table:table-cell office:value-type="float" office:value="18.67">
                <text:p>18.67</text:p>
              </table:table-cell>
              <table:table-cell office:value-type="float" office:value="21.587">
                <text:p>21.587</text:p>
              </table:table-cell>
              <table:table-cell office:value-type="float" office:value="20.084545">
                <text:p>20.084545</text:p>
              </table:table-cell>
              <table:table-cell office:value-type="float" office:value="20.935">
                <text:p>20.935</text:p>
              </table:table-cell>
              <table:table-cell office:value-type="float" office:value="23.624615">
                <text:p>23.624615</text:p>
              </table:table-cell>
              <table:table-cell office:value-type="float" office:value="24.150714">
                <text:p>24.150714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0.49">
                <text:p>10.49</text:p>
                <draw:g>
                  <svg:desc>Лист1.B22:Лист1.O22</svg:desc>
                </draw:g>
              </table:table-cell>
              <table:table-cell office:value-type="float" office:value="10.42">
                <text:p>10.42</text:p>
              </table:table-cell>
              <table:table-cell office:value-type="float" office:value="10.593333">
                <text:p>10.593333</text:p>
              </table:table-cell>
              <table:table-cell office:value-type="float" office:value="10.8925">
                <text:p>10.8925</text:p>
              </table:table-cell>
              <table:table-cell office:value-type="float" office:value="10.976">
                <text:p>10.976</text:p>
              </table:table-cell>
              <table:table-cell office:value-type="float" office:value="11.216667">
                <text:p>11.216667</text:p>
              </table:table-cell>
              <table:table-cell office:value-type="float" office:value="11.295714">
                <text:p>11.295714</text:p>
              </table:table-cell>
              <table:table-cell office:value-type="float" office:value="11.41125">
                <text:p>11.41125</text:p>
              </table:table-cell>
              <table:table-cell office:value-type="float" office:value="11.707778">
                <text:p>11.707778</text:p>
              </table:table-cell>
              <table:table-cell office:value-type="float" office:value="11.515">
                <text:p>11.515</text:p>
              </table:table-cell>
              <table:table-cell office:value-type="float" office:value="11.736364">
                <text:p>11.736364</text:p>
              </table:table-cell>
              <table:table-cell office:value-type="float" office:value="11.806667">
                <text:p>11.806667</text:p>
              </table:table-cell>
              <table:table-cell office:value-type="float" office:value="13.75">
                <text:p>13.75</text:p>
              </table:table-cell>
              <table:table-cell office:value-type="float" office:value="16.499286">
                <text:p>16.499286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0.29">
                <text:p>0.29</text:p>
                <draw:g>
                  <svg:desc>Лист1.B25:Лист1.O25</svg:desc>
                </draw:g>
              </table:table-cell>
              <table:table-cell office:value-type="float" office:value="0.685">
                <text:p>0.685</text:p>
              </table:table-cell>
              <table:table-cell office:value-type="float" office:value="1.523333">
                <text:p>1.523333</text:p>
              </table:table-cell>
              <table:table-cell office:value-type="float" office:value="3.15">
                <text:p>3.15</text:p>
              </table:table-cell>
              <table:table-cell office:value-type="float" office:value="2.28">
                <text:p>2.28</text:p>
              </table:table-cell>
              <table:table-cell office:value-type="float" office:value="2.29">
                <text:p>2.29</text:p>
              </table:table-cell>
              <table:table-cell office:value-type="float" office:value="2.001429">
                <text:p>2.001429</text:p>
              </table:table-cell>
              <table:table-cell office:value-type="float" office:value="3.22375">
                <text:p>3.22375</text:p>
              </table:table-cell>
              <table:table-cell office:value-type="float" office:value="3.08">
                <text:p>3.08</text:p>
              </table:table-cell>
              <table:table-cell office:value-type="float" office:value="4.708">
                <text:p>4.708</text:p>
              </table:table-cell>
              <table:table-cell office:value-type="float" office:value="5.649091">
                <text:p>5.649091</text:p>
              </table:table-cell>
              <table:table-cell office:value-type="float" office:value="3.6">
                <text:p>3.6</text:p>
              </table:table-cell>
              <table:table-cell office:value-type="float" office:value="2.296154">
                <text:p>2.296154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8.78">
                <text:p>8.78</text:p>
                <draw:g>
                  <svg:desc>Лист1.B28:Лист1.O28</svg:desc>
                </draw:g>
              </table:table-cell>
              <table:table-cell office:value-type="float" office:value="10.28">
                <text:p>10.28</text:p>
              </table:table-cell>
              <table:table-cell office:value-type="float" office:value="10.343333">
                <text:p>10.343333</text:p>
              </table:table-cell>
              <table:table-cell office:value-type="float" office:value="10.1">
                <text:p>10.1</text:p>
              </table:table-cell>
              <table:table-cell office:value-type="float" office:value="9.828">
                <text:p>9.828</text:p>
              </table:table-cell>
              <table:table-cell office:value-type="float" office:value="9.977193">
                <text:p>9.977193</text:p>
              </table:table-cell>
              <table:table-cell office:value-type="float" office:value="9.739398">
                <text:p>9.739398</text:p>
              </table:table-cell>
              <table:table-cell office:value-type="float" office:value="10.23125">
                <text:p>10.23125</text:p>
              </table:table-cell>
              <table:table-cell office:value-type="float" office:value="9.873684">
                <text:p>9.873684</text:p>
              </table:table-cell>
              <table:table-cell office:value-type="float" office:value="10.302">
                <text:p>10.302</text:p>
              </table:table-cell>
              <table:table-cell office:value-type="float" office:value="10.033036">
                <text:p>10.033036</text:p>
              </table:table-cell>
              <table:table-cell office:value-type="float" office:value="13.512963">
                <text:p>13.512963</text:p>
              </table:table-cell>
              <table:table-cell office:value-type="float" office:value="14.003981">
                <text:p>14.003981</text:p>
              </table:table-cell>
              <table:table-cell office:value-type="float" office:value="14.167895">
                <text:p>14.167895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10.02">
                <text:p>10.02</text:p>
                <draw:g>
                  <svg:desc>Лист1.B31:Лист1.O31</svg:desc>
                </draw:g>
              </table:table-cell>
              <table:table-cell office:value-type="float" office:value="10.555">
                <text:p>10.555</text:p>
              </table:table-cell>
              <table:table-cell office:value-type="float" office:value="10.376667">
                <text:p>10.376667</text:p>
              </table:table-cell>
              <table:table-cell office:value-type="float" office:value="10.52">
                <text:p>10.52</text:p>
              </table:table-cell>
              <table:table-cell office:value-type="float" office:value="10.348">
                <text:p>10.348</text:p>
              </table:table-cell>
              <table:table-cell office:value-type="float" office:value="10.32693">
                <text:p>10.32693</text:p>
              </table:table-cell>
              <table:table-cell office:value-type="float" office:value="10.727669">
                <text:p>10.727669</text:p>
              </table:table-cell>
              <table:table-cell office:value-type="float" office:value="10.346776">
                <text:p>10.346776</text:p>
              </table:table-cell>
              <table:table-cell office:value-type="float" office:value="10.554795">
                <text:p>10.554795</text:p>
              </table:table-cell>
              <table:table-cell office:value-type="float" office:value="10.498926">
                <text:p>10.498926</text:p>
              </table:table-cell>
              <table:table-cell office:value-type="float" office:value="10.55068">
                <text:p>10.55068</text:p>
              </table:table-cell>
              <table:table-cell office:value-type="float" office:value="10.500463">
                <text:p>10.500463</text:p>
              </table:table-cell>
              <table:table-cell office:value-type="float" office:value="10.700184">
                <text:p>10.700184</text:p>
              </table:table-cell>
              <table:table-cell office:value-type="float" office:value="10.634302">
                <text:p>10.634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